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2763in"/>
    </style:style>
    <style:style style:name="TableColumn4" style:family="table-column">
      <style:table-column-properties style:column-width="1.9513in"/>
    </style:style>
    <style:style style:name="TableColumn5" style:family="table-column">
      <style:table-column-properties style:column-width="1.4937in"/>
    </style:style>
    <style:style style:name="TableColumn6" style:family="table-column">
      <style:table-column-properties style:column-width="1.8583in"/>
    </style:style>
    <style:style style:name="Table2" style:family="table">
      <style:table-properties style:width="6.5798in" fo:margin-left="0in" table:align="left"/>
    </style:style>
    <style:style style:name="TableRow7" style:family="table-row">
      <style:table-row-properties style:min-row-height="0.1597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Row16" style:family="table-row">
      <style:table-row-properties style:min-row-height="0.1659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 style:min-row-height="0.1597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 style:min-row-height="0.1597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 style:min-row-height="0.1597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 style:min-row-height="0.1659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 style:min-row-height="0.1597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Row70" style:family="table-row">
      <style:table-row-properties style:min-row-height="0.1597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Row79" style:family="table-row">
      <style:table-row-properties style:min-row-height="0.1597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Row88" style:family="table-row">
      <style:table-row-properties style:min-row-height="0.1659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Row97" style:family="table-row">
      <style:table-row-properties style:min-row-height="0.1597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Row106" style:family="table-row">
      <style:table-row-properties style:min-row-height="0.1597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Row115" style:family="table-row">
      <style:table-row-properties style:min-row-height="0.1659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Row124" style:family="table-row">
      <style:table-row-properties style:min-row-height="0.1597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Row133" style:family="table-row">
      <style:table-row-properties style:min-row-height="0.1597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Row142" style:family="table-row">
      <style:table-row-properties style:min-row-height="0.1597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Row151" style:family="table-row">
      <style:table-row-properties style:min-row-height="0.1659in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Row160" style:family="table-row">
      <style:table-row-properties style:min-row-height="0.1597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Row169" style:family="table-row">
      <style:table-row-properties style:min-row-height="0.1597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Row178" style:family="table-row">
      <style:table-row-properties style:min-row-height="0.1597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Frutiz est un site de smoothies customisables.<text:s/></text:p>
      <text:p text:style-name="Normal"/>
      <text:p text:style-name="Normal">Le principe est d’arrivé avec un gobelet vide, l’utilisateur pourra ajouter les fruits au fur et à mesure du temps de la navigation.</text:p>
      <text:p text:style-name="Normal"/>
      <text:p text:style-name="Normal">Une fois terminé, le smoothie doit être livrer à<text:s/>l’utilisateur. Un compte client est donc obligatoire.</text:p>
      <text:p text:style-name="Normal"/>
      <text:p text:style-name="Normal">Il sera aussi possible de consulter son historique des smoothies déjà créés et/ou des commandes déjà effectuées.</text:p>
      <text:p text:style-name="Normal"/>
      <text:p text:style-name="Normal"><text:a xlink:href="https://www.gloomaps.com/vpWMvbqDnG" office:target-frame-name="_top" xlink:show="replace"><text:span text:style-name="Lienhypertexte">https://www.gloomaps.com/vpWMvbqDn</text:span><text:span text:style-name="Lienhypertexte">G</text:span></text:a></text:p>
      <text:p text:style-name="Normal"/>
      <text:p text:style-name="Normal">Dictionnaire des données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Code</text:p>
          </table:table-cell>
          <table:table-cell table:style-name="TableCell10">
            <text:p text:style-name="P11">Signification</text:p>
          </table:table-cell>
          <table:table-cell table:style-name="TableCell12">
            <text:p text:style-name="P13">Type de données</text:p>
          </table:table-cell>
          <table:table-cell table:style-name="TableCell14">
            <text:p text:style-name="P15">exemple</text:p>
          </table:table-cell>
        </table:table-row>
        <table:table-row table:style-name="TableRow16">
          <table:table-cell table:style-name="TableCell17">
            <text:p text:style-name="P18">nm_fru</text:p>
          </table:table-cell>
          <table:table-cell table:style-name="TableCell19">
            <text:p text:style-name="P20">Nom du Fruits</text:p>
          </table:table-cell>
          <table:table-cell table:style-name="TableCell21">
            <text:p text:style-name="P22">varchar</text:p>
          </table:table-cell>
          <table:table-cell table:style-name="TableCell23">
            <text:p text:style-name="P24">Pomme</text:p>
          </table:table-cell>
        </table:table-row>
        <table:table-row table:style-name="TableRow25">
          <table:table-cell table:style-name="TableCell26">
            <text:p text:style-name="P27">nb_fru</text:p>
          </table:table-cell>
          <table:table-cell table:style-name="TableCell28">
            <text:p text:style-name="P29">Quantité de fruit</text:p>
          </table:table-cell>
          <table:table-cell table:style-name="TableCell30">
            <text:p text:style-name="P31">Integer</text:p>
          </table:table-cell>
          <table:table-cell table:style-name="TableCell32">
            <text:p text:style-name="P33">4</text:p>
          </table:table-cell>
        </table:table-row>
        <table:table-row table:style-name="TableRow34">
          <table:table-cell table:style-name="TableCell35">
            <text:p text:style-name="P36">nm_jus</text:p>
          </table:table-cell>
          <table:table-cell table:style-name="TableCell37">
            <text:p text:style-name="P38">Jus</text:p>
          </table:table-cell>
          <table:table-cell table:style-name="TableCell39">
            <text:p text:style-name="P40">Varchar</text:p>
          </table:table-cell>
          <table:table-cell table:style-name="TableCell41">
            <text:p text:style-name="P42">Jus d’orange</text:p>
          </table:table-cell>
        </table:table-row>
        <table:table-row table:style-name="TableRow43">
          <table:table-cell table:style-name="TableCell44">
            <text:p text:style-name="P45">nm_sup</text:p>
          </table:table-cell>
          <table:table-cell table:style-name="TableCell46">
            <text:p text:style-name="P47">Supplément</text:p>
          </table:table-cell>
          <table:table-cell table:style-name="TableCell48">
            <text:p text:style-name="P49">Varchar</text:p>
          </table:table-cell>
          <table:table-cell table:style-name="TableCell50">
            <text:p text:style-name="P51">Caramel</text:p>
          </table:table-cell>
        </table:table-row>
        <table:table-row table:style-name="TableRow52">
          <table:table-cell table:style-name="TableCell53">
            <text:p text:style-name="P54">taille</text:p>
          </table:table-cell>
          <table:table-cell table:style-name="TableCell55">
            <text:p text:style-name="P56">Récipient</text:p>
          </table:table-cell>
          <table:table-cell table:style-name="TableCell57">
            <text:p text:style-name="P58">varchar</text:p>
          </table:table-cell>
          <table:table-cell table:style-name="TableCell59">
            <text:p text:style-name="P60">Moyen</text:p>
          </table:table-cell>
        </table:table-row>
        <table:table-row table:style-name="TableRow61">
          <table:table-cell table:style-name="TableCell62">
            <text:p text:style-name="P63">prix</text:p>
          </table:table-cell>
          <table:table-cell table:style-name="TableCell64">
            <text:p text:style-name="P65">Prix du smoothie</text:p>
          </table:table-cell>
          <table:table-cell table:style-name="TableCell66">
            <text:p text:style-name="P67">Integer</text:p>
          </table:table-cell>
          <table:table-cell table:style-name="TableCell68">
            <text:p text:style-name="P69">4 €</text:p>
          </table:table-cell>
        </table:table-row>
        <table:table-row table:style-name="TableRow70">
          <table:table-cell table:style-name="TableCell71">
            <text:p text:style-name="P72">nm_rec</text:p>
          </table:table-cell>
          <table:table-cell table:style-name="TableCell73">
            <text:p text:style-name="P74">Nom des recettes</text:p>
          </table:table-cell>
          <table:table-cell table:style-name="TableCell75">
            <text:p text:style-name="P76">Varchar</text:p>
          </table:table-cell>
          <table:table-cell table:style-name="TableCell77">
            <text:p text:style-name="P78">Le classic banane</text:p>
          </table:table-cell>
        </table:table-row>
        <table:table-row table:style-name="TableRow79">
          <table:table-cell table:style-name="TableCell80">
            <text:p text:style-name="P81">dt_smo</text:p>
          </table:table-cell>
          <table:table-cell table:style-name="TableCell82">
            <text:p text:style-name="P83">Date de commande</text:p>
          </table:table-cell>
          <table:table-cell table:style-name="TableCell84">
            <text:p text:style-name="P85">time</text:p>
          </table:table-cell>
          <table:table-cell table:style-name="TableCell86">
            <text:p text:style-name="P87">12/03/20 12 :34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nm_use</text:p>
          </table:table-cell>
          <table:table-cell table:style-name="TableCell100">
            <text:p text:style-name="P101">Nom</text:p>
          </table:table-cell>
          <table:table-cell table:style-name="TableCell102">
            <text:p text:style-name="P103">Varchar</text:p>
          </table:table-cell>
          <table:table-cell table:style-name="TableCell104">
            <text:p text:style-name="P105">Crappier</text:p>
          </table:table-cell>
        </table:table-row>
        <table:table-row table:style-name="TableRow106">
          <table:table-cell table:style-name="TableCell107">
            <text:p text:style-name="P108">adr_use</text:p>
          </table:table-cell>
          <table:table-cell table:style-name="TableCell109">
            <text:p text:style-name="P110">Adresse</text:p>
          </table:table-cell>
          <table:table-cell table:style-name="TableCell111">
            <text:p text:style-name="P112">Varchar</text:p>
          </table:table-cell>
          <table:table-cell table:style-name="TableCell113">
            <text:p text:style-name="P114">5 rue de Bar</text:p>
          </table:table-cell>
        </table:table-row>
        <table:table-row table:style-name="TableRow115">
          <table:table-cell table:style-name="TableCell116">
            <text:p text:style-name="P117">vil_use</text:p>
          </table:table-cell>
          <table:table-cell table:style-name="TableCell118">
            <text:p text:style-name="P119">Ville</text:p>
          </table:table-cell>
          <table:table-cell table:style-name="TableCell120">
            <text:p text:style-name="P121">Varchar</text:p>
          </table:table-cell>
          <table:table-cell table:style-name="TableCell122">
            <text:p text:style-name="P123">Lille</text:p>
          </table:table-cell>
        </table:table-row>
        <table:table-row table:style-name="TableRow124">
          <table:table-cell table:style-name="TableCell125">
            <text:p text:style-name="P126">tel_use</text:p>
          </table:table-cell>
          <table:table-cell table:style-name="TableCell127">
            <text:p text:style-name="P128">Tel</text:p>
          </table:table-cell>
          <table:table-cell table:style-name="TableCell129">
            <text:p text:style-name="P130">Varchar</text:p>
          </table:table-cell>
          <table:table-cell table:style-name="TableCell131">
            <text:p text:style-name="P132">07 78<text:s/>87 54 46</text:p>
          </table:table-cell>
        </table:table-row>
        <table:table-row table:style-name="TableRow133">
          <table:table-cell table:style-name="TableCell134">
            <text:p text:style-name="P135">mail_use</text:p>
          </table:table-cell>
          <table:table-cell table:style-name="TableCell136">
            <text:p text:style-name="P137">Mail</text:p>
          </table:table-cell>
          <table:table-cell table:style-name="TableCell138">
            <text:p text:style-name="P139">Varchar</text:p>
          </table:table-cell>
          <table:table-cell table:style-name="TableCell140">
            <text:p text:style-name="P141">paulo@dj-jeunes.fr</text:p>
          </table:table-cell>
        </table:table-row>
        <table:table-row table:style-name="TableRow142">
          <table:table-cell table:style-name="TableCell143">
            <text:p text:style-name="P144">mdp_use</text:p>
          </table:table-cell>
          <table:table-cell table:style-name="TableCell145">
            <text:p text:style-name="P146">Mot de passe</text:p>
          </table:table-cell>
          <table:table-cell table:style-name="TableCell147">
            <text:p text:style-name="P148">varchar</text:p>
          </table:table-cell>
          <table:table-cell table:style-name="TableCell149">
            <text:p text:style-name="P150">Admin569</text:p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soft-page-break/>
      <text:p text:style-name="Normal">Récipient: taille,</text:p>
      <text:p text:style-name="Normal">Fruit: Nom du fruit,</text:p>
      <text:p text:style-name="Normal">Jus: Nom du jus,</text:p>
      <text:p text:style-name="Normal">Supplément: Nom du supp,</text:p>
      <text:p text:style-name="Normal">Smoothie: Prix,</text:p>
      <text:p text:style-name="Normal">Recette: Nom,</text:p>
      <text:p text:style-name="Normal">Historique: Date,</text:p>
      <text:p text:style-name="Normal">Compte: Nom, Prenom, Mail, Tel, Adresse, Ville, Mdp</text:p>
      <text:p text:style-name="Normal"/>
      <text:p text:style-name="Normal">Contient, 1N Récipient, 11 Smoothie</text:p>
      <text:p text:style-name="Normal">Est Dedans, 1N Fruit, 15 Smoothie: quantité</text:p>
      <text:p text:style-name="Normal">Rempli de, 1N Jus, 11 Smoothie</text:p>
      <text:p text:style-name="Normal">Rajoute, 0N Supplément, 01 Smoothie</text:p>
      <text:p text:style-name="Normal">Hérité, 0N Recette, 0N&gt; Smoothie</text:p>
      <text:p text:style-name="Normal">Dépend, 0N Historique, 0N&gt; Smoothie</text:p>
      <text:p text:style-name="Normal">Connecté, 1N Historique, 1N Compt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LENCIA Télio</meta:initial-creator>
    <dc:creator>VALENCIA Télio</dc:creator>
    <meta:creation-date>2020-02-11T13:08:00Z</meta:creation-date>
    <dc:date>2020-02-11T16:23:00Z</dc:date>
    <meta:template xlink:href="Normal.dotm" xlink:type="simple"/>
    <meta:editing-cycles>3</meta:editing-cycles>
    <meta:editing-duration>PT11160S</meta:editing-duration>
    <meta:document-statistic meta:page-count="2" meta:paragraph-count="3" meta:word-count="237" meta:character-count="1539" meta:row-count="10" meta:non-whitespace-character-count="1305"/>
  </office:meta>
</office:document-meta>
</file>